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text-properties fo:font-style="italic" officeooo:paragraph-rsid="001bfedf" style:font-style-asian="italic" style:font-style-complex="italic"/>
    </style:style>
    <style:style style:name="P3" style:family="paragraph" style:parent-style-name="Preformatted_20_Text">
      <style:text-properties fo:font-style="italic" officeooo:paragraph-rsid="001c5b9a" style:font-style-asian="italic" style:font-style-complex="italic"/>
    </style:style>
    <style:style style:name="P4" style:family="paragraph" style:parent-style-name="Preformatted_20_Text">
      <style:text-properties fo:font-style="italic" officeooo:rsid="00326629" officeooo:paragraph-rsid="00345308" style:font-style-asian="italic" style:font-style-complex="italic"/>
    </style:style>
    <style:style style:name="P5" style:family="paragraph" style:parent-style-name="Preformatted_20_Text">
      <style:text-properties fo:font-style="italic" officeooo:paragraph-rsid="0043142f" style:font-style-asian="italic" style:font-style-complex="italic"/>
    </style:style>
    <style:style style:name="P6" style:family="paragraph" style:parent-style-name="Preformatted_20_Text">
      <style:text-properties fo:font-style="italic" officeooo:paragraph-rsid="00509d2b" style:font-style-asian="italic" style:font-style-complex="italic"/>
    </style:style>
    <style:style style:name="P7" style:family="paragraph" style:parent-style-name="Preformatted_20_Text">
      <style:text-properties fo:font-style="italic" officeooo:rsid="00219334" officeooo:paragraph-rsid="00643b7a" style:font-style-asian="italic" style:font-style-complex="italic"/>
    </style:style>
    <style:style style:name="P8" style:family="paragraph" style:parent-style-name="Preformatted_20_Text">
      <style:text-properties officeooo:rsid="001968bb" officeooo:paragraph-rsid="001968bb"/>
    </style:style>
    <style:style style:name="P9" style:family="paragraph" style:parent-style-name="Preformatted_20_Text">
      <style:text-properties officeooo:paragraph-rsid="001bfedf"/>
    </style:style>
    <style:style style:name="P10" style:family="paragraph" style:parent-style-name="Preformatted_20_Text">
      <style:text-properties officeooo:paragraph-rsid="00219334"/>
    </style:style>
    <style:style style:name="P11" style:family="paragraph" style:parent-style-name="Preformatted_20_Text">
      <style:text-properties officeooo:paragraph-rsid="002f2004"/>
    </style:style>
    <style:style style:name="P12" style:family="paragraph" style:parent-style-name="Preformatted_20_Text">
      <style:text-properties officeooo:paragraph-rsid="0030d65e"/>
    </style:style>
    <style:style style:name="P13" style:family="paragraph" style:parent-style-name="Preformatted_20_Text">
      <style:text-properties officeooo:paragraph-rsid="00345308"/>
    </style:style>
    <style:style style:name="P14" style:family="paragraph" style:parent-style-name="Preformatted_20_Text">
      <style:text-properties officeooo:paragraph-rsid="00353cca"/>
    </style:style>
    <style:style style:name="P15" style:family="paragraph" style:parent-style-name="Preformatted_20_Text">
      <style:text-properties officeooo:paragraph-rsid="0037d0fd"/>
    </style:style>
    <style:style style:name="P16" style:family="paragraph" style:parent-style-name="Preformatted_20_Text">
      <style:text-properties officeooo:paragraph-rsid="0039c386"/>
    </style:style>
    <style:style style:name="P17" style:family="paragraph" style:parent-style-name="Preformatted_20_Text">
      <style:text-properties officeooo:paragraph-rsid="0044cbef"/>
    </style:style>
    <style:style style:name="P18" style:family="paragraph" style:parent-style-name="Preformatted_20_Text">
      <style:text-properties officeooo:paragraph-rsid="00454bc6"/>
    </style:style>
    <style:style style:name="P19" style:family="paragraph" style:parent-style-name="Preformatted_20_Text">
      <style:text-properties officeooo:paragraph-rsid="004a9ca7"/>
    </style:style>
    <style:style style:name="P20" style:family="paragraph" style:parent-style-name="Preformatted_20_Text">
      <style:text-properties officeooo:rsid="002f2004" officeooo:paragraph-rsid="004d7b63"/>
    </style:style>
    <style:style style:name="P21" style:family="paragraph" style:parent-style-name="Preformatted_20_Text">
      <style:paragraph-properties fo:text-align="start" style:justify-single-word="false"/>
      <style:text-properties fo:language="en" fo:country="GB" fo:font-style="italic" officeooo:paragraph-rsid="00509d2b" style:font-style-asian="italic" style:font-style-complex="italic"/>
    </style:style>
    <style:style style:name="P22" style:family="paragraph" style:parent-style-name="Preformatted_20_Text">
      <style:paragraph-properties fo:text-align="start" style:justify-single-word="false"/>
      <style:text-properties fo:language="en" fo:country="GB" fo:font-style="italic" officeooo:paragraph-rsid="00769784" style:font-style-asian="italic" style:font-style-complex="italic"/>
    </style:style>
    <style:style style:name="P23" style:family="paragraph" style:parent-style-name="Preformatted_20_Text">
      <style:text-properties officeooo:paragraph-rsid="0056a23a"/>
    </style:style>
    <style:style style:name="P24" style:family="paragraph" style:parent-style-name="Preformatted_20_Text">
      <style:text-properties officeooo:paragraph-rsid="00591f8e"/>
    </style:style>
    <style:style style:name="P25" style:family="paragraph" style:parent-style-name="Preformatted_20_Text">
      <style:text-properties officeooo:paragraph-rsid="00607c88"/>
    </style:style>
    <style:style style:name="P26" style:family="paragraph" style:parent-style-name="Preformatted_20_Text">
      <style:text-properties officeooo:paragraph-rsid="0061e6e7"/>
    </style:style>
    <style:style style:name="P27" style:family="paragraph" style:parent-style-name="Preformatted_20_Text">
      <style:text-properties officeooo:paragraph-rsid="00643b7a"/>
    </style:style>
    <style:style style:name="P28" style:family="paragraph" style:parent-style-name="Preformatted_20_Text">
      <style:paragraph-properties fo:text-align="start" style:justify-single-word="false"/>
      <style:text-properties officeooo:paragraph-rsid="00509d2b"/>
    </style:style>
    <style:style style:name="P29" style:family="paragraph" style:parent-style-name="Preformatted_20_Text">
      <style:paragraph-properties fo:break-before="page"/>
    </style:style>
    <style:style style:name="P30" style:family="paragraph" style:parent-style-name="Preformatted_20_Text">
      <style:text-properties officeooo:paragraph-rsid="0077e743"/>
    </style:style>
    <style:style style:name="P31" style:family="paragraph" style:parent-style-name="Preformatted_20_Text">
      <style:text-properties officeooo:paragraph-rsid="004863e0"/>
    </style:style>
    <style:style style:name="T1" style:family="text">
      <style:text-properties officeooo:rsid="00171c05"/>
    </style:style>
    <style:style style:name="T2" style:family="text">
      <style:text-properties officeooo:rsid="001968bb"/>
    </style:style>
    <style:style style:name="T3" style:family="text">
      <style:text-properties officeooo:rsid="001a0079"/>
    </style:style>
    <style:style style:name="T4" style:family="text">
      <style:text-properties officeooo:rsid="001bc0a1"/>
    </style:style>
    <style:style style:name="T5" style:family="text">
      <style:text-properties officeooo:rsid="001c5b9a"/>
    </style:style>
    <style:style style:name="T6" style:family="text">
      <style:text-properties officeooo:rsid="001e4a69"/>
    </style:style>
    <style:style style:name="T7" style:family="text">
      <style:text-properties officeooo:rsid="001f86a0"/>
    </style:style>
    <style:style style:name="T8" style:family="text">
      <style:text-properties officeooo:rsid="0021cfbc"/>
    </style:style>
    <style:style style:name="T9" style:family="text">
      <style:text-properties fo:font-style="italic" style:font-style-asian="italic" style:font-style-complex="italic"/>
    </style:style>
    <style:style style:name="T10" style:family="text">
      <style:text-properties fo:font-style="italic" officeooo:rsid="0021cfbc" style:font-style-asian="italic" style:font-style-complex="italic"/>
    </style:style>
    <style:style style:name="T11" style:family="text">
      <style:text-properties fo:font-style="italic" officeooo:rsid="0022af98" style:font-style-asian="italic" style:font-style-complex="italic"/>
    </style:style>
    <style:style style:name="T12" style:family="text">
      <style:text-properties fo:font-style="italic" officeooo:rsid="00242f7f" style:font-style-asian="italic" style:font-style-complex="italic"/>
    </style:style>
    <style:style style:name="T13" style:family="text">
      <style:text-properties fo:font-style="italic" officeooo:rsid="0025bcea" style:font-style-asian="italic" style:font-style-complex="italic"/>
    </style:style>
    <style:style style:name="T14" style:family="text">
      <style:text-properties fo:font-style="italic" officeooo:rsid="002c31c9" style:font-style-asian="italic" style:font-style-complex="italic"/>
    </style:style>
    <style:style style:name="T15" style:family="text">
      <style:text-properties fo:font-style="italic" officeooo:rsid="002dbf86" style:font-style-asian="italic" style:font-style-complex="italic"/>
    </style:style>
    <style:style style:name="T16" style:family="text">
      <style:text-properties fo:font-style="italic" officeooo:rsid="0030d65e" style:font-style-asian="italic" style:font-style-complex="italic"/>
    </style:style>
    <style:style style:name="T17" style:family="text">
      <style:text-properties fo:font-style="italic" officeooo:rsid="00317d02" style:font-style-asian="italic" style:font-style-complex="italic"/>
    </style:style>
    <style:style style:name="T18" style:family="text">
      <style:text-properties fo:font-style="italic" officeooo:rsid="00326629" style:font-style-asian="italic" style:font-style-complex="italic"/>
    </style:style>
    <style:style style:name="T19" style:family="text">
      <style:text-properties fo:font-style="italic" officeooo:rsid="00357563" style:font-style-asian="italic" style:font-style-complex="italic"/>
    </style:style>
    <style:style style:name="T20" style:family="text">
      <style:text-properties fo:font-style="italic" officeooo:rsid="00373ab2" style:font-style-asian="italic" style:font-style-complex="italic"/>
    </style:style>
    <style:style style:name="T21" style:family="text">
      <style:text-properties fo:font-style="italic" officeooo:rsid="0038cc10" style:font-style-asian="italic" style:font-style-complex="italic"/>
    </style:style>
    <style:style style:name="T22" style:family="text">
      <style:text-properties fo:font-style="italic" officeooo:rsid="0039c386" style:font-style-asian="italic" style:font-style-complex="italic"/>
    </style:style>
    <style:style style:name="T23" style:family="text">
      <style:text-properties fo:font-style="italic" officeooo:rsid="003bb2fb" style:font-style-asian="italic" style:font-style-complex="italic"/>
    </style:style>
    <style:style style:name="T24" style:family="text">
      <style:text-properties fo:font-style="italic" officeooo:rsid="003d8dc3" style:font-style-asian="italic" style:font-style-complex="italic"/>
    </style:style>
    <style:style style:name="T25" style:family="text">
      <style:text-properties fo:font-style="italic" officeooo:rsid="003f5212" style:font-style-asian="italic" style:font-style-complex="italic"/>
    </style:style>
    <style:style style:name="T26" style:family="text">
      <style:text-properties fo:font-style="italic" officeooo:rsid="0040b4e9" style:font-style-asian="italic" style:font-style-complex="italic"/>
    </style:style>
    <style:style style:name="T27" style:family="text">
      <style:text-properties fo:font-style="italic" officeooo:rsid="0044cbef" style:font-style-asian="italic" style:font-style-complex="italic"/>
    </style:style>
    <style:style style:name="T28" style:family="text">
      <style:text-properties fo:font-style="italic" officeooo:rsid="00454bc6" style:font-style-asian="italic" style:font-style-complex="italic"/>
    </style:style>
    <style:style style:name="T29" style:family="text">
      <style:text-properties fo:font-style="italic" officeooo:rsid="0045c144" style:font-style-asian="italic" style:font-style-complex="italic"/>
    </style:style>
    <style:style style:name="T30" style:family="text">
      <style:text-properties fo:font-style="italic" officeooo:rsid="0046f862" style:font-style-asian="italic" style:font-style-complex="italic"/>
    </style:style>
    <style:style style:name="T31" style:family="text">
      <style:text-properties fo:font-style="italic" officeooo:rsid="004863e0" style:font-style-asian="italic" style:font-style-complex="italic"/>
    </style:style>
    <style:style style:name="T32" style:family="text">
      <style:text-properties fo:font-style="italic" officeooo:rsid="0049e900" style:font-style-asian="italic" style:font-style-complex="italic"/>
    </style:style>
    <style:style style:name="T33" style:family="text">
      <style:text-properties fo:font-style="italic" officeooo:rsid="004a9ca7" style:font-style-asian="italic" style:font-style-complex="italic"/>
    </style:style>
    <style:style style:name="T34" style:family="text">
      <style:text-properties fo:font-style="italic" officeooo:rsid="004d7b63" style:font-style-asian="italic" style:font-style-complex="italic"/>
    </style:style>
    <style:style style:name="T35" style:family="text">
      <style:text-properties fo:font-style="italic" officeooo:rsid="0055c14a" style:font-style-asian="italic" style:font-style-complex="italic"/>
    </style:style>
    <style:style style:name="T36" style:family="text">
      <style:text-properties fo:font-style="italic" officeooo:rsid="0056a23a" style:font-style-asian="italic" style:font-style-complex="italic"/>
    </style:style>
    <style:style style:name="T37" style:family="text">
      <style:text-properties fo:font-style="italic" officeooo:rsid="00591f8e" style:font-style-asian="italic" style:font-style-complex="italic"/>
    </style:style>
    <style:style style:name="T38" style:family="text">
      <style:text-properties fo:font-style="italic" officeooo:rsid="005b17b2" style:font-style-asian="italic" style:font-style-complex="italic"/>
    </style:style>
    <style:style style:name="T39" style:family="text">
      <style:text-properties fo:font-style="italic" officeooo:rsid="005cb274" style:font-style-asian="italic" style:font-style-complex="italic"/>
    </style:style>
    <style:style style:name="T40" style:family="text">
      <style:text-properties fo:font-style="italic" officeooo:rsid="005dffe0" style:font-style-asian="italic" style:font-style-complex="italic"/>
    </style:style>
    <style:style style:name="T41" style:family="text">
      <style:text-properties fo:font-style="italic" officeooo:rsid="005f4dd5" style:font-style-asian="italic" style:font-style-complex="italic"/>
    </style:style>
    <style:style style:name="T42" style:family="text">
      <style:text-properties fo:font-style="italic" officeooo:rsid="00607c88" style:font-style-asian="italic" style:font-style-complex="italic"/>
    </style:style>
    <style:style style:name="T43" style:family="text">
      <style:text-properties fo:font-style="italic" officeooo:rsid="0060b8c5" style:font-style-asian="italic" style:font-style-complex="italic"/>
    </style:style>
    <style:style style:name="T44" style:family="text">
      <style:text-properties fo:font-style="italic" officeooo:rsid="0061e6e7" style:font-style-asian="italic" style:font-style-complex="italic"/>
    </style:style>
    <style:style style:name="T45" style:family="text">
      <style:text-properties fo:font-style="italic" officeooo:rsid="004f3edf" style:font-style-asian="italic" style:font-style-complex="italic"/>
    </style:style>
    <style:style style:name="T46" style:family="text">
      <style:text-properties fo:font-style="italic" officeooo:rsid="00505a76" style:font-style-asian="italic" style:font-style-complex="italic"/>
    </style:style>
    <style:style style:name="T47" style:family="text">
      <style:text-properties fo:font-style="italic" officeooo:rsid="0062aa17" style:font-style-asian="italic" style:font-style-complex="italic"/>
    </style:style>
    <style:style style:name="T48" style:family="text">
      <style:text-properties fo:font-style="italic" officeooo:rsid="00704a69" style:font-style-asian="italic" style:font-style-complex="italic"/>
    </style:style>
    <style:style style:name="T49" style:family="text">
      <style:text-properties fo:font-style="italic" officeooo:rsid="00760806" style:font-style-asian="italic" style:font-style-complex="italic"/>
    </style:style>
    <style:style style:name="T50" style:family="text">
      <style:text-properties fo:font-style="italic" officeooo:rsid="0053e684" style:font-style-asian="italic" style:font-style-complex="italic"/>
    </style:style>
    <style:style style:name="T51" style:family="text">
      <style:text-properties fo:font-style="italic" officeooo:rsid="0073751b" style:font-style-asian="italic" style:font-style-complex="italic"/>
    </style:style>
    <style:style style:name="T52" style:family="text">
      <style:text-properties officeooo:rsid="00345308"/>
    </style:style>
    <style:style style:name="T53" style:family="text">
      <style:text-properties officeooo:rsid="0042800e"/>
    </style:style>
    <style:style style:name="T54" style:family="text">
      <style:text-properties officeooo:rsid="0043142f"/>
    </style:style>
    <style:style style:name="T55" style:family="text">
      <style:text-properties officeooo:rsid="00509d2b"/>
    </style:style>
    <style:style style:name="T56" style:family="text">
      <style:text-properties officeooo:rsid="00573053"/>
    </style:style>
    <style:style style:name="T57" style:family="text">
      <style:text-properties officeooo:rsid="005b17b2"/>
    </style:style>
    <style:style style:name="T58" style:family="text">
      <style:text-properties officeooo:rsid="0061e6e7"/>
    </style:style>
    <style:style style:name="T59" style:family="text">
      <style:text-properties officeooo:rsid="0062aa17"/>
    </style:style>
    <style:style style:name="T60" style:family="text">
      <style:text-properties officeooo:rsid="006de19e"/>
    </style:style>
    <style:style style:name="T61" style:family="text">
      <style:text-properties officeooo:rsid="006fa481"/>
    </style:style>
    <style:style style:name="T62" style:family="text">
      <style:text-properties fo:background-color="transparent" loext:char-shading-value="0"/>
    </style:style>
    <style:style style:name="T63" style:family="text">
      <style:text-properties officeooo:rsid="0075c17d"/>
    </style:style>
    <style:style style:name="T64" style:family="text">
      <style:text-properties officeooo:rsid="00769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s. Ref. No.: <text:s/>JASREP-D-15-00502 </text:p>
      <text:p text:style-name="Preformatted_20_Text">Title: The need for a taphonomic perspective in spatial analysis: formation processes at the Early Pleistocene site of Pirro Nord (P13), Apricena, Italy </text:p>
      <text:p text:style-name="Preformatted_20_Text">Journal of Archaeological Science: Reports </text:p>
      <text:p text:style-name="Preformatted_20_Text"/>
      <text:p text:style-name="Preformatted_20_Text"/>
      <text:p text:style-name="Preformatted_20_Text"/>
      <text:p text:style-name="Preformatted_20_Text"/>
      <text:p text:style-name="Preformatted_20_Text">Dear Mr. <text:span text:style-name="T1">Hunt,</text:span></text:p>
      <text:p text:style-name="Preformatted_20_Text"/>
      <text:p text:style-name="P8"><text:tab/>I'm pleased to resubmit for publication in 'Journal of Archaeological Science: Reports' a rivised version of the manuscript entitled 'The need for a taphonomic perspective in spatial analysis: formation processes at the Early Pleistocene site of Pirro Nord (P13), Apricena, Italy', coauthored with Marta Arzarello.</text:p>
      <text:p text:style-name="P8"/>
      <text:p text:style-name="P30"><text:tab/>We addressed <text:span text:style-name="T61">and commented </text:span>all the key points raised by the reviewers. <text:span text:style-name="T3">We strongly </text:span>believe <text:span text:style-name="T3">that</text:span> <text:span text:style-name="T3">they </text:span>significantly improved the quality of the paper, <text:span text:style-name="T3">and we are grateful to the two anonimous reviewers for that</text:span>.</text:p>
      <text:p text:style-name="P30"/>
      <text:p text:style-name="P30"><text:tab/>In particular, we:</text:p>
      <text:p text:style-name="Preformatted_20_Text"/>
      <text:p text:style-name="Preformatted_20_Text">* <text:span text:style-name="T61">restructured the manuscript adding subsections according to the two main aims of our study. We also added a new section for the vertical distribution analysis of the finds;</text:span></text:p>
      <text:p text:style-name="Preformatted_20_Text"/>
      <text:p text:style-name="Preformatted_20_Text">* <text:span text:style-name="T61">improved our analyses using more functions and tests;</text:span></text:p>
      <text:p text:style-name="Preformatted_20_Text"/>
      <text:p text:style-name="Preformatted_20_Text">* <text:span text:style-name="T61">published a repository of data, code and text.</text:span></text:p>
      <text:p text:style-name="Preformatted_20_Text"/>
      <text:p text:style-name="Preformatted_20_Text"><text:tab/>Please find below our <text:span text:style-name="T60">inline </text:span>responses <text:span text:style-name="T3">(Italic formatted) </text:span>to <text:span text:style-name="T2">the two reviewers' comments.</text:span></text:p>
      <text:p text:style-name="Preformatted_20_Text"/>
      <text:p text:style-name="Preformatted_20_Text">Yours sincerely,</text:p>
      <text:p text:style-name="Preformatted_20_Text"/>
      <text:p text:style-name="P8">Domenico Giusti</text:p>
      <text:p text:style-name="P29">Reviewers' comments: </text:p>
      <text:p text:style-name="Preformatted_20_Text"/>
      <text:p text:style-name="Preformatted_20_Text"/>
      <text:p text:style-name="Preformatted_20_Text">Reviewer #1:</text:p>
      <text:p text:style-name="Preformatted_20_Text"/>
      <text:p text:style-name="Preformatted_20_Text">* My main concern is not the use of the statistical approach, which is correct, but the inferences derived from such a small area. Spatial statistics are only reliable when spatial samples are representative of a non-confined spatial population. Although the exact dimensions of the area analyzed are not indicated, the figures show a very small area. This is further constrained by the gravity effect. Most spatial statistics used by the authors are applied to bidimensional horizontal non-constrained population spaces. By using vertical distribution, the authors face the effects of gravity in creating inhomogeneous and/or dependent non-Poisson point patterns.</text:p>
      <text:p text:style-name="Preformatted_20_Text"/>
      <text:p text:style-name="P6"><text:tab/>Concerning the <text:span text:style-name="T55">size of the sample </text:span>area, we provide in Section 3 (<text:span text:style-name="T4">Spatial data collection and sampling</text:span>) a <text:span text:style-name="T55">fuller</text:span> description <text:span text:style-name="T4">and the exact dimensions </text:span>of the area<text:span text:style-name="T4">s</text:span> of analysis. We akwoledge in <text:span text:style-name="T4">S</text:span>ection <text:span text:style-name="T4">7</text:span> (Discussion) the problem derived by the “lack of information about the original characteristics of the [karstic] system and the reduced area of excavation”. <text:span text:style-name="T4">However, we</text:span> <text:span text:style-name="T4">assume that our </text:span>sampling window<text:span text:style-name="T4"> is representative of the karstic fissure P13, at least at the lowest level of generalization. Higher level of generalization (from the observed point pattern to the entire karstic system) is not the target of our inference. In order to account for the spatial boundary condition, we implement Ripley's isotropic edge correction and we clearly describe it in Section 5 (Point pattern analysis).</text:span></text:p>
      <text:p text:style-name="P2"/>
      <text:p text:style-name="P3"><text:tab/>The vertical distribution of <text:span text:style-name="T5">finds</text:span> is a key factor in the analysis of site formation processes. <text:span text:style-name="T5">We restructured the manuscript introducing a new Section (Vertical distribution), where results of our analyses show that there is no evidence for strong gravitational effect in the distribution of finds. As for the distribution of taphonomic features, we acknowledge the small sample of fossils and suggest, considering as well the lithic sample, that “the process responsible for the distribution of Fe-Mn oxides seams to operate indistinctly through the complete stratigraphic sequence, with no explicit preference for lower elevations”.</text:span></text:p>
      <text:p text:style-name="P9"/>
      <text:p text:style-name="P1"><text:tab/><text:span text:style-name="T7">Moreover, w</text:span>e <text:span text:style-name="T6">acknowledge </text:span>in <text:span text:style-name="T6">S</text:span>ection <text:span text:style-name="T6">7</text:span> (Discussion) the need for considering three-dimensional <text:span text:style-name="T7">spaces</text:span> in <text:span text:style-name="T55">the study of site formation processes study</text:span> and the technical problems that currently limit the analyses of three-dimensional point patterns. <text:span text:style-name="T6">Indeed, a</text:span>lthough the 'spatstat' software provides basic support for three-dimensional point patterns, the required 3D rectangular box for the spatial 'window' of analysis is a strong constrain<text:span text:style-name="T6">t</text:span> that does not fit well <text:span text:style-name="T55">to</text:span> our study area, where the three-dimensional space available for the sediment deposition is unconformabl<text:span text:style-name="T55">y</text:span> shaped by the presence of big blocks of rock.</text:p>
      <text:p text:style-name="Preformatted_20_Text"/>
      <text:p text:style-name="P10">* Although I praise the authors by their selection of statistical tests, some information, which would reinforce their study, is missing. For instance, only graphic information is provided but not data-based tests. The authors should first determine the nature of their samples prior to applying the tests they use. Determining whether the point patter is a homogeneous or inhomogeneous Poisson patter is fundamental. Here, they could have used chi-square, likelihood ratio tests or Cressie-Read test. Subsequently, they should have determined if the point pattern is Poisson (independent) or non-Poisson. This determines if second-order tests are adequate or not. Independence tests (Kolmogorov-Smirnov, Berman´s tests, Cramer-von Mises) would also have been a welcome addition.</text:p>
      <text:p text:style-name="P27">The authors place special emphasis on Ripley´s K test and its derivate forms. K tests assume homogeneity (which has not been proved for the data sets presented); that is the point process should be stationary. If the point process is not stationary, deviations between the empirical and theoretical estimates should not be taken as evidence of point inter-dependence or interaction, since they may be simply attributed to variations in point density as is common in inhomogeneous point patterns. Showing in a better way is the point process is <text:soft-page-break/>stationary/homogeneous or not would have provided more support for the K tests used.</text:p>
      <text:p text:style-name="P27"/>
      <text:p text:style-name="P7"><text:tab/>In order to determine the nature of the process responsible for the distribution of finds, in Section 6.1 (Results - Formation processes) we <text:span text:style-name="T55">re-</text:span>investigate<text:span text:style-name="T55">d</text:span> the point patterns of finds, <text:span text:style-name="T55">taking into account the Reviewer's suggestions</text:span>. <text:span text:style-name="T55">Specifically, n</text:span>on-parametric estimation of the intensity is performed by a Gaussian smoothing kernel. Berman's Z2 test of dependence on a covariate and Receiver Operating Characteristic (ROC) curve are used to exclude the discriminatory power of the x coordinate. The main critique of the quadrat test is the lack of information: the alternative hypothesis is simply the negation of <text:span text:style-name="T63">CSR</text:span>. A point process may fail to be a homogeneous Poisson process either because it fails to have homogeneous intensity, or because it violates the property of independence between points. Moreover, <text:span text:style-name="T8">tests using quadrat count are weak when dealing with processes that could be whether stationary and clustered, or spatially inhomogeneous but not clustered.</text:span></text:p>
      <text:p text:style-name="P7"/>
      <text:p text:style-name="P27"><text:span text:style-name="T10"><text:tab/>“Spatially adaptive smoothing, nearest-neighbour density and scan tests have been used in order to assess for the evidence of hot sposts in the intesities of the unmarked point patterns. Estimations of the K(r) and F(r) functions provide further methods for the interpretation of the distributions” (Section 5.1, Point pattern analysis – Formation processes). </text:span><text:span text:style-name="T11">Given the geological setting of the site, and the results of our analyses, we </text:span><text:span text:style-name="T13">determined</text:span><text:span text:style-name="T12"> </text:span><text:span text:style-name="T11">that the distributions of finds is the results of cluster homogeneous processes.</text:span></text:p>
      <text:p text:style-name="P27"/>
      <text:p text:style-name="P27">* The R library spatstat used by the authors is a great resource and contains the function "allstats" which would have provided four different tests dealing with correlation (inter-dependence) and spacing: The G and F functions or the L function (which is a centred version of the K function). A combination of correlation and spacing is found in the J function. </text:p>
      <text:p text:style-name="P27">If the authors had previously well determined if they are dealing with homogeneous or inhomogeneous point processes, they could apply standard or corrected functions: Kaplan-Meier for the G and F functions, for instance.</text:p>
      <text:p text:style-name="P27">Given the inhomogeneous appearance of their samples, the authors could have attempted splitting the material spatial distribution by type (lithic and fauna separately) and fitting inhomogeneous Cox and Cluster models. If preserving the cross-type analysis, a greater display of the multitype K-G-F or J functions would also have contributed to the strength of their analysis.</text:p>
      <text:p text:style-name="Preformatted_20_Text"/>
      <text:p text:style-name="Preformatted_20_Text"><text:tab/><text:span text:style-name="T48">Following the Reviewer's suggestion, F</text:span><text:span text:style-name="T49">(r)</text:span><text:span text:style-name="T9"> and </text:span><text:span text:style-name="T48">G</text:span><text:span text:style-name="T49">(r)</text:span><text:span text:style-name="T9"> functions </text:span><text:span text:style-name="T48">have been applied, together with the K</text:span><text:span text:style-name="T49">(r)</text:span><text:span text:style-name="T48"> function, to the study of the distribution of finds.</text:span></text:p>
      <text:p text:style-name="Preformatted_20_Text"/>
      <text:p text:style-name="Preformatted_20_Text">* Some suggested modifications follow:</text:p>
      <text:p text:style-name="P11">"the earliest-dated locality with human evidence currently known in Western Europe". This is an overstatement. </text:p>
      <text:p text:style-name="P11"/>
      <text:p text:style-name="P20"><text:tab/><text:span text:style-name="T9">We have toned-down this statement, re-wording the relevant passage: “</text:span><text:span text:style-name="T34">making P13 one of the most ancient locality with human evidence currently known in Western Europe {Lopez-Garcia2015}”.</text:span></text:p>
      <text:p text:style-name="P11"/>
      <text:p text:style-name="P11">* First, other sites with better identified depositional histories (such as Sime Elefante in Atapuerca or Fuentenueva 3 and Barranco del León in the Venta Micena-Orce) are either equally old or even older. In addition, this site has been controversial and if a claim of its ancient status is going to be made, this section should include a much more extensive description and information on its geology and dating. The biostratigraphic date provided is unsecure.</text:p>
      <text:p text:style-name="P11"/>
      <text:p text:style-name="P22"><text:tab/><text:span text:style-name="T55">T</text:span>he aim of our study <text:span text:style-name="T55">is not to assess or discuss the biochronological dating of the site;</text:span> <text:span text:style-name="T55">therefore, </text:span>we do not provide a more extensive description and information on the geology ad dating of the site. <text:span text:style-name="T64">Other published works (cited in this manuscript) have discussed the dating of the site and its position in the European context.</text:span></text:p>
      <text:p text:style-name="P21"/>
      <text:p text:style-name="P28"><text:soft-page-break/></text:p>
      <text:p text:style-name="P11">* Given that P13 is a fissure in a dynamc karstic system, it is very likely that re-elaboration and re-sedimentation processes may account for vertical displacement of microfaunal remains. By no means the associated biostratigraphic date and the lithic materials are secure because taphonomically no direct association exist between them. Re-elaboration/re-sedimentation can put in stratigraphic contact materials from diverse provenience. </text:p>
      <text:p text:style-name="P11"/>
      <text:p text:style-name="Preformatted_20_Text"><text:span text:style-name="T9"><text:tab/>We do recognize, instead, that “re</text:span><text:span text:style-name="T50">working</text:span><text:span text:style-name="T9">/re-</text:span><text:span text:style-name="T50">deposition</text:span><text:span text:style-name="T9"> processes could put in stratigraphic contact materials from diverse provenience” (Section 1, l.89). Indeed, the aim of our study is to use spatial statistics in order to 1) evaluate the stratigraphic association of finds and 2) identify </text:span><text:span text:style-name="T51">possible </text:span><text:span text:style-name="T9">post-depositianal reworking of the faunal and lithic assemblage.</text:span></text:p>
      <text:p text:style-name="Preformatted_20_Text"/>
      <text:p text:style-name="Preformatted_20_Text">---</text:p>
      <text:p text:style-name="Preformatted_20_Text"/>
      <text:p text:style-name="Preformatted_20_Text">Reviewer #2:</text:p>
      <text:p text:style-name="Preformatted_20_Text"/>
      <text:p text:style-name="P12">* The paper contains a large number of different analysis and results that are presented very often in a confusing way. Part of this is due to a stylistic issue (sentences tend be too long), but I think the main problem is that the link between research question, methods, results, and interpretations are poorly structured. I suggest the authors to be more explicit when they introduce their research questions (i.e. what are the hypotheses? what are the expected results of the spatial analysis for each of them?) and use sub-sections to separate specific research questions/analysis to facilitate the navigation through their findings, as well as make better use of cross-references (e.g. pointing out to specific figures of analysis output in the discussion section), and perhaps lists or tables with the main outputs. As it stands some portions of the text is almost unreadable (e.g. lines 390 to 438 is a single paragraph).</text:p>
      <text:p text:style-name="Preformatted_20_Text"/>
      <text:p text:style-name="Preformatted_20_Text"><text:tab/><text:span text:style-name="T14">We </text:span><text:span text:style-name="T17">definitely </text:span><text:span text:style-name="T15">agree with the Reviewer; thus, we </text:span><text:span text:style-name="T14">restruct</text:span><text:span text:style-name="T21">ed</text:span><text:span text:style-name="T14"> the manuscript adding subsections in Section 5 (Point pattern analysis), 6 (Results) and 7 (Discussion) according to the two main aims of the study, which </text:span><text:span text:style-name="T15">have been introduced and </text:span><text:span text:style-name="T16">discussed</text:span><text:span text:style-name="T14"> in Section 1 (Introduction) in a </text:span><text:span text:style-name="T15">more explicit</text:span><text:span text:style-name="T14"> way </text:span><text:span text:style-name="T15">(using a numeric list)</text:span><text:span text:style-name="T14">. </text:span><text:span text:style-name="T15">We also added Section 4 (Vertical distribution) in order to clearly present resuls of the vertical distribution analysis, which was previously </text:span><text:span text:style-name="T17">blurry </text:span><text:span text:style-name="T16">integrated</text:span><text:span text:style-name="T17"> </text:span><text:span text:style-name="T15">with the spatial point pattern analysis. </text:span><text:span text:style-name="T16">Moreover, w</text:span><text:span text:style-name="T15">e ma</text:span><text:span text:style-name="T16">de</text:span><text:span text:style-name="T15"> a better use of </text:span><text:span text:style-name="T16">paragraphs and </text:span><text:span text:style-name="T15">c</text:span><text:span text:style-name="T16">ro</text:span><text:span text:style-name="T15">ss-refer</text:span><text:span text:style-name="T16">e</text:span><text:span text:style-name="T15">nces </text:span><text:span text:style-name="T16">between the results of our analysis, the figures and the discussions.</text:span></text:p>
      <text:p text:style-name="Preformatted_20_Text"/>
      <text:p text:style-name="Preformatted_20_Text">* In other parts the paper reads almost like a lab-report where new methods, analysis, and questions are suddenly introduced. For example, at lines 329-331 (in the Results section) the three-dimensional empty space function is introduced, while at lines 302-304 an ordinal classification of the lithics is presented. Both should be in the Material and Method section. <text:s text:c="4"/></text:p>
      <text:p text:style-name="Preformatted_20_Text"/>
      <text:p text:style-name="P23"><text:tab/><text:span text:style-name="T35">According to the restructured sections of the manuscript, the </text:span><text:span text:style-name="T36">taphonomical data </text:span><text:span text:style-name="T43">pertaining</text:span><text:span text:style-name="T36"> the faunal and lithic assemblages have been </text:span><text:span text:style-name="T35">fully described in </text:span><text:span text:style-name="T36">subsections 2.1 (Taphonomy of macro vertebrate fossils) and 2.2 (Taphonomy of lithic artifacts).</text:span><text:span text:style-name="T35"> </text:span><text:span text:style-name="T36">As for the methods, we introduced all the statistics that we applied in subsections 5.1 (Formation processes) and 5.2 (Post-depositional processes).</text:span></text:p>
      <text:p text:style-name="Preformatted_20_Text"/>
      <text:p text:style-name="P16">* Section 2 presents introduce part of data and the background, but never really specify a research question. The subsequent sections and paragraphs describes details of the data (lines 132-160) and a review of PPA (lines 164-206), and we find an more or less explicit hypothesis phrased only at the paragraph starting at line 207. I understand the authors wanted to use a specific jargon (CSR) to better explain their null hypothesis, but I think the link between analyses and research question should be presented earlier, perhaps as a small paragraph at the end of sections 2.1 and 2.2. To further augment my point with an example, the separation between "cases" and "controls" (line 226) its far easier to grasp in relation to the data if presented when the distinction between TR1 vs TR2&amp;TR3 <text:soft-page-break/>are presented at lines 79-80.</text:p>
      <text:p text:style-name="P13"/>
      <text:p text:style-name="P4"><text:tab/>As noted above, we clarified our research questions in Section 1 (Introduction, l.74). Section 2 (Backgound) is intented to introduce previous taphonomic studies on the lithic and faunal assemblages. <text:span text:style-name="T56">However, the Reviewer is right pointing out that t</text:span>his Section offers <text:span text:style-name="T52">as well </text:span>an overview and description of part of <text:span text:style-name="T57">the </text:span>data used <text:span text:style-name="T52">in our analyses. Thus, as suggested, we added paragraphs at the end of subsections 2.1 (l.130-140) and 2.2 (l.170-178). Here we linked the rationale, the research questions and the assumptions of our analyses.</text:span></text:p>
      <text:p text:style-name="P13"/>
      <text:p text:style-name="P24"><text:span text:style-name="T22"><text:tab/>We introduced the separation between 'cases' and 'controls' in sub</text:span><text:span text:style-name="T37">s</text:span><text:span text:style-name="T22">ection 5.2 (Point pattern analysis – Post-depositional processes), because this distinction is </text:span><text:span text:style-name="T38">more </text:span><text:span text:style-name="T22">related</text:span><text:span text:style-name="T37"> to </text:span><text:span text:style-name="T22">the method used to analyze the data, </text:span><text:span text:style-name="T37">then</text:span><text:span text:style-name="T22"> to the </text:span><text:span text:style-name="T37">sample materials that we used</text:span><text:span text:style-name="T22">. However, as suggested by the Reviewer, we better described these categor</text:span><text:span text:style-name="T37">ies</text:span><text:span text:style-name="T22"> in relation to the data </text:span><text:span text:style-name="T23">and the methods </text:span><text:span text:style-name="T37">(l.393).</text:span></text:p>
      <text:p text:style-name="Preformatted_20_Text"/>
      <text:p text:style-name="Preformatted_20_Text">* Presumably lines 223 to 242 is intended as the pivotal point of the paper where key research questions are presented with the appropriate formalism of PPA and the link to specific method is illustrated. The presentation, however, is a bit vague, and there is not explanations of why a specific analysis is chosen, and more crucially, what we should expect to observe for a given hypothesis. For example, in line 228 the authors state they would explore the spatial relationship between the case and the controls with a cross-K function, but do specify why is this being done and what should we expect to observe. The subsequent sentence hints something but this it is all to blurry.</text:p>
      <text:p text:style-name="Preformatted_20_Text"/>
      <text:p text:style-name="P15"><text:span text:style-name="T18"><text:tab/></text:span><text:span text:style-name="T19">In accordance with the Reviewer's comment, i</text:span><text:span text:style-name="T18">n Section 5 (Point pattern analysis) we first provide</text:span><text:span text:style-name="T21">d</text:span><text:span text:style-name="T18"> a general introduction to PPA methods. Th</text:span><text:span text:style-name="T19">us</text:span><text:span text:style-name="T18">, </text:span><text:span text:style-name="T19">in </text:span><text:span text:style-name="T18">Subsections 5.1 and 5.2 </text:span><text:span text:style-name="T19">we </text:span><text:span text:style-name="T18">describe</text:span><text:span text:style-name="T21">d</text:span><text:span text:style-name="T18"> the specific PPA methods used in order to </text:span><text:span text:style-name="T19">respectively </text:span><text:span text:style-name="T18">tackle</text:span><text:span text:style-name="T19"> </text:span><text:span text:style-name="T18">our two main goals. </text:span><text:span text:style-name="T19">Research questions, </text:span><text:span text:style-name="T20">hypotheses, </text:span><text:span text:style-name="T19">methods and expected results </text:span><text:span text:style-name="T20">have been</text:span><text:span text:style-name="T19"> properly described </text:span><text:span text:style-name="T39">in these subsections</text:span><text:span text:style-name="T19">.</text:span></text:p>
      <text:p text:style-name="P14"/>
      <text:p text:style-name="Preformatted_20_Text">* Similarly at lines 291-293 the author states that they conducted a cross-K function by random labelling. They then state that their aim is to "assess whether the post-depositional fractures are the result of impacts and/or frictions with rocks already present in the matrix", but again they do not specify what we should expect if the fractures were indeed caused by these rocks or not. After showing that they failed to reject their null-hypothesis they state that "stochastic post-depositional processes are most probably accountable of the […] distribution of the fractures". I found this unsatisfying, as it does not truly answer whether the rocks caused these fractures or not.</text:p>
      <text:p text:style-name="Preformatted_20_Text"/>
      <text:p text:style-name="P16"><text:tab/><text:span text:style-name="T22">As commented above, we agree with the Reviewer and we provided better description</text:span><text:span text:style-name="T25">s</text:span><text:span text:style-name="T22"> and link</text:span><text:span text:style-name="T25">s</text:span><text:span text:style-name="T22"> between r</text:span><text:span text:style-name="T19">esearch questions</text:span><text:span text:style-name="T20">, </text:span><text:span text:style-name="T19">methods and expected results, </text:span><text:span text:style-name="T22">discussion.</text:span></text:p>
      <text:p text:style-name="P16"/>
      <text:p text:style-name="P16"><text:span text:style-name="T22"><text:tab/></text:span><text:span text:style-name="T24">As for the spatial analysis of fractured lithic artifacts, we removed it from the manuscript. We restricted the analysis of taphonomic features to the distribution of Fe-Mn oxids. We believe </text:span><text:span text:style-name="T40">that this </text:span><text:span text:style-name="T24">is the most </text:span><text:span text:style-name="T26">representative</text:span><text:span text:style-name="T24"> feature in regards to the hypothesis of possible karstic water flows. The presence of Fe-Mn oxides is also the only feature we could compare between lithics and fossils. Thus, we decided to </text:span><text:span text:style-name="T41">remove</text:span><text:span text:style-name="T24"> </text:span><text:span text:style-name="T41">the analysis of the fractures from </text:span><text:span text:style-name="T24">the manuscript, which we believe is now more fluid.</text:span> </text:p>
      <text:p text:style-name="Preformatted_20_Text"/>
      <text:p text:style-name="Preformatted_20_Text">* First of all, I am strong advocate of open-data and reproducible research, so R scripts and raw data should be deposited either as an electronic supplement material or on some online data/code repository. This is my personal view, but I think when possible this should be compulsory, as it facilitates the reviewing process, but it also enable more people to use similar method to their data. The authors do provide a fairly good description of the methods they used, but this sometime not sufficient, as some details (e.g. the choice of the edge correction formula) might not be specified. </text:p>
      <text:p text:style-name="Preformatted_20_Text"/>
      <text:p text:style-name="P1"><text:soft-page-break/><text:tab/><text:span text:style-name="T53">We totally agree with the Reviewer. Consequently, we published a compendium of data, source code and text in an online repositoy (DOI:).</text:span></text:p>
      <text:p text:style-name="P1"/>
      <text:p text:style-name="P5"><text:tab/><text:span text:style-name="T54">Regarding the edge correction method, as commented earlier, we implemented Ripley's isotropic edge correction and we clearly described it in Section 5 (Point pattern analysis, l.332-335).</text:span></text:p>
      <text:p text:style-name="Preformatted_20_Text"/>
      <text:p text:style-name="Preformatted_20_Text">* In terms of actual analysis, I was a bit surprised by the small number of Monte-Carlo simulations (n=99) they used in their analysis. Given the deviation from the confidence envelope seems quite large, I don't think the results will change much but I would increase this for at least one order of magnitude. </text:p>
      <text:p text:style-name="Preformatted_20_Text"/>
      <text:p text:style-name="P17"><text:tab/><text:span text:style-name="T27">Indeed, for pointwise envelopes, th</text:span><text:span text:style-name="T28">is</text:span><text:span text:style-name="T27"> test has exact significance level alpha = 2 * nrank/(1 + nsim). Thus, in order to have a small significance level (0.01) </text:span><text:span text:style-name="T28">with 1 rank</text:span><text:span text:style-name="T27">, we raised the number of Monte Carlo simulations to 199.</text:span></text:p>
      <text:p text:style-name="Preformatted_20_Text"/>
      <text:p text:style-name="P18">* I did appreciate the authors attempt to apply 3-dimensional analysis in archaeological data, but I don't think the assumptions of the standard 3D K function holds here. The problem is that "horizontal" and "vertical" dimensions are part of distinct processes that are nonetheless treated equally, as in the 3D K function distances are measured together. To put in simpler terms 3d K function equally assesses pairs of objects that are 20 cm apart horizontally (which might be the result of the same depositional event) from pairs that are 20 cm apart vertically (which might be more likely the result of two distinct events. Taphonomy, deposition rate, and the morphology of terrain further complicates things, but clearly a spherical buffer is not appropriate, nor a 3d homogenous Poisson a valid null hypothesis in my opinion.</text:p>
      <text:p text:style-name="P18"/>
      <text:p text:style-name="P25"><text:tab/><text:span text:style-name="T28">On this point: "horizontal" and "vertical" dimensions are part of distinct processes, </text:span><text:span text:style-name="T42">we</text:span><text:span text:style-name="T28"> think that it is unlike th</text:span><text:span text:style-name="T42">at</text:span><text:span text:style-name="T28"> a process (depositional or post-depositional) would work only on two of the three spatial dimensions. </text:span><text:span text:style-name="T29">Splitting the space in planes is ideed analytical convenient, but </text:span><text:span text:style-name="T28">I think any process is more likely working on 3D space.</text:span><text:span text:style-name="T29"> For example, a water flow in a karstic system would eventually unburied and move fossils from the place A to B, according to the direction of the flow. The locations of A and B could significanty differ in the 3-dimensional space. Thus, I believe 3D spatial analysis should be applied whenever possible. Unfortunally, as we acknowledge in Section 7 (Discussion, l.660) and commented earlier, “spatial point pattern statistics are at the moment not fully equipped to analyze three-dimensional patterns”.</text:span></text:p>
      <text:p text:style-name="P18"/>
      <text:p text:style-name="P18">* Given that the central point of the paper is not this analysis, I would just remove everything pertaining the 3d K-function. On a related note, the authors </text:p>
      <text:p text:style-name="Preformatted_20_Text">state on line 271 that they "extruded from subsequent analyses the covariate effect of the third coordinate". I am not sure what they mean by this. </text:p>
      <text:p text:style-name="Preformatted_20_Text"/>
      <text:p text:style-name="P18"><text:tab/><text:span text:style-name="T28">As commented above, the vertical distribution of finds and Fe-Mn oxides ha</text:span><text:span text:style-name="T43">s</text:span><text:span text:style-name="T28"> been analyzed in detail and presented in the added Section 4 (Vertical distribution). The 'nearly normal' vertical distributions do not suggest strong gravitational effects. Thus, we could proceed analysing the two dimensional point patterns, excluding the covariate influence of the third coordinate.</text:span></text:p>
      <text:p text:style-name="P18"/>
      <text:p text:style-name="P18"><text:tab/><text:span text:style-name="T30">Regarding the 3D analyis of taphorecords, given the technical limitations of the software and the very small sample of TR1, we removed </text:span><text:span text:style-name="T43">from the manuscript </text:span><text:span text:style-name="T30">the spatial point pattern analysis of the three groups of fossils.</text:span></text:p>
      <text:p text:style-name="Preformatted_20_Text"/>
      <text:p text:style-name="Preformatted_20_Text">* The authors use extensively the bivariate version of the K function using the random labelling (in contrast to the alternative random shift) null model. This is a moot point, but I see random labelling as situations where positions are fixed but attributes can change, and random shift as positions can change but attributes are fixed. In this case I think the former is more appropriate, but I would like to know why the author choose one over the other. </text:p>
      <text:p text:style-name="Preformatted_20_Text"/>
      <text:p text:style-name="P26"><text:tab/><text:span text:style-name="T44">As for the random labeling model, we first introduced it in Section 5 as a method that assumes “</text:span><text:span text:style-name="T45">the same process in determining the pattern for different </text:span><text:soft-page-break/><text:span text:style-name="T45">types” </text:span><text:span text:style-name="T44">(l.328). Thus, i</text:span><text:span text:style-name="T31">n order to clearly introduce the 'random labelling' hypothesis </text:span><text:span text:style-name="T44">in the context of our study</text:span><text:span text:style-name="T31">, we add</text:span><text:span text:style-name="T44">ed</text:span><text:span text:style-name="T31"> the following paragraph in subection 5.2 (Point pattern analysis – Post-depositional processes): </text:span><text:span text:style-name="T9">“</text:span><text:span text:style-name="T31">Like in applications of point pattern analysis in spatial epidemiology {Diggle2003,Gatrell1996}, we distinguish between {cases} and {controls}. The distribution of cases of a certain taphonomic alteration can be regarded as the realization of a diagenetic point process, whereas controls points refer to non-altered remains. In a conditional analysis of a spatial case-control study the locations are fixed covariates, and the taphonomic status is treated as a random variable. The simplest null model (random labelling) is that the taphomonic status of each find is random, independent and with constant risk of occurrence. </text:span><text:span text:style-name="T44">[...]</text:span><text:span text:style-name="T31"> </text:span><text:span text:style-name="T46">We assume in this case that an independent process (karst water circulation), subsequent to the initial event responsible for the accumulation of the finds in each SU, determined their preservation status”.</text:span></text:p>
      <text:p text:style-name="P31"/>
      <text:p text:style-name="Preformatted_20_Text">* In several points across the paper (e.g. lines 327, 400,424-425, 443-444) the authors interpret their failing in rejecting their null hypothesis as a support for the null hypothesis. This is incorrect. The fact the empirical K-function is within the confidence envelope does not mean that the pattern is random.<text:span text:style-name="T62"> It simply means that we cannot state that it is not random,</text:span> which is very different. If randomness, or better put a homogenous Poisson process is a candidate hypothesis that they wish to select over alternative explanations, they should use an alternative inferential framework (i.e. information-criteria based model-selection, see Eve and Crema 2014, which the authors cite, for an example).</text:p>
      <text:p text:style-name="Preformatted_20_Text"><text:s/></text:p>
      <text:p text:style-name="P19"><text:tab/><text:span text:style-name="T59">In </text:span><text:span text:style-name="T32">agree</text:span><text:span text:style-name="T47">ment</text:span><text:span text:style-name="T32"> with the Reviewer</text:span><text:span text:style-name="T47">'s comment</text:span><text:span text:style-name="T32">, we </text:span><text:span text:style-name="T33">properly </text:span><text:span text:style-name="T32">introduced the null hypotheses </text:span><text:span text:style-name="T33">(</text:span><text:span text:style-name="T32">Section 5, l.343</text:span><text:span text:style-name="T33">)</text:span><text:span text:style-name="T32"> and </text:span><text:span text:style-name="T33">accordingly presented and </text:span><text:span text:style-name="T32">discussed the results of </text:span><text:span text:style-name="T47">the analyses</text:span><text:span text:style-name="T32"> </text:span><text:span text:style-name="T33">(Section 6 and 7)</text:span><text:span text:style-name="T32">.</text:span></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enico Giusti</meta:initial-creator>
    <meta:creation-date>2016-05-18T12:28:07.440565100</meta:creation-date>
    <dc:date>2016-05-20T16:27:47.893284783</dc:date>
    <dc:creator>Domenico Giusti</dc:creator>
    <meta:editing-duration>PT10H30M10S</meta:editing-duration>
    <meta:editing-cycles>80</meta:editing-cycles>
    <meta:generator>LibreOffice/4.3.3.2$Linux_X86_64 LibreOffice_project/430m0$Build-2</meta:generator>
    <meta:document-statistic meta:table-count="0" meta:image-count="0" meta:object-count="0" meta:page-count="7" meta:paragraph-count="64" meta:word-count="3595" meta:character-count="23050" meta:non-whitespace-character-count="19467"/>
  </office:meta>
</office:document-meta>
</file>